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Text_20_body">
      <style:text-properties officeooo:rsid="00192768" officeooo:paragraph-rsid="00192768"/>
    </style:style>
    <style:style style:name="P3" style:family="paragraph" style:parent-style-name="Heading">
      <style:text-properties officeooo:rsid="002d4f0a" officeooo:paragraph-rsid="002d4f0a"/>
    </style:style>
    <style:style style:name="P4" style:family="paragraph" style:parent-style-name="Table_20_Contents">
      <style:text-properties officeooo:rsid="002d4f0a" officeooo:paragraph-rsid="002d4f0a"/>
    </style:style>
    <style:style style:name="P5" style:family="paragraph" style:parent-style-name="Text_20_body">
      <style:text-properties officeooo:rsid="002d4f0a" officeooo:paragraph-rsid="002d4f0a"/>
    </style:style>
    <style:style style:name="P6" style:family="paragraph" style:parent-style-name="Table_20_Contents">
      <style:paragraph-properties fo:text-align="center" style:justify-single-word="false"/>
      <style:text-properties officeooo:rsid="002d4f0a" officeooo:paragraph-rsid="002d4f0a"/>
    </style:style>
    <style:style style:name="P7" style:family="paragraph" style:parent-style-name="Text_20_body">
      <style:paragraph-properties fo:text-align="center" style:justify-single-word="false"/>
      <style:text-properties officeooo:rsid="002d4f0a" officeooo:paragraph-rsid="002d4f0a"/>
    </style:style>
    <style:style style:name="P8" style:family="paragraph" style:parent-style-name="Heading">
      <style:text-properties officeooo:rsid="002dc8b4" officeooo:paragraph-rsid="002dc8b4"/>
    </style:style>
    <style:style style:name="P9" style:family="paragraph" style:parent-style-name="Preformatted_20_Text">
      <style:text-properties officeooo:rsid="001eec9b" officeooo:paragraph-rsid="0012c308"/>
    </style:style>
    <style:style style:name="P10" style:family="paragraph" style:parent-style-name="Table_20_Contents">
      <style:text-properties officeooo:rsid="001eec9b" officeooo:paragraph-rsid="0012c308"/>
    </style:style>
    <style:style style:name="P11" style:family="paragraph" style:parent-style-name="Table_20_Heading">
      <style:text-properties officeooo:rsid="001eec9b" officeooo:paragraph-rsid="0012c308"/>
    </style:style>
    <style:style style:name="P12" style:family="paragraph" style:parent-style-name="Text_20_body">
      <style:text-properties officeooo:rsid="001eec9b" officeooo:paragraph-rsid="0012c308"/>
    </style:style>
    <style:style style:name="P13" style:family="paragraph" style:parent-style-name="Table_20_Contents">
      <style:paragraph-properties fo:text-align="center" style:justify-single-word="false"/>
      <style:text-properties officeooo:rsid="001eec9b" officeooo:paragraph-rsid="0012c308"/>
    </style:style>
    <style:style style:name="P14" style:family="paragraph" style:parent-style-name="Table_20_Contents">
      <style:paragraph-properties fo:text-align="center" style:justify-single-word="false"/>
      <style:text-properties officeooo:rsid="001eec9b" officeooo:paragraph-rsid="00154dbe"/>
    </style:style>
    <style:style style:name="P15" style:family="paragraph" style:parent-style-name="Table_20_Heading">
      <style:text-properties officeooo:rsid="001eec9b" officeooo:paragraph-rsid="00154dbe"/>
    </style:style>
    <style:style style:name="P16" style:family="paragraph" style:parent-style-name="Preformatted_20_Text">
      <style:text-properties officeooo:paragraph-rsid="0012c308"/>
    </style:style>
    <style:style style:name="P17" style:family="paragraph" style:parent-style-name="Preformatted_20_Text">
      <style:text-properties officeooo:paragraph-rsid="0017b393"/>
    </style:style>
    <style:style style:name="P18" style:family="paragraph" style:parent-style-name="Preformatted_20_Text">
      <style:text-properties officeooo:paragraph-rsid="0018eff4"/>
    </style:style>
    <style:style style:name="P19" style:family="paragraph" style:parent-style-name="Preformatted_20_Text">
      <style:text-properties officeooo:rsid="0017b393" officeooo:paragraph-rsid="0018eff4"/>
    </style:style>
    <style:style style:name="P20" style:family="paragraph" style:parent-style-name="Text_20_body">
      <style:text-properties officeooo:rsid="0017b393" officeooo:paragraph-rsid="0018eff4"/>
    </style:style>
    <style:style style:name="P21" style:family="paragraph" style:parent-style-name="Text_20_body">
      <style:text-properties officeooo:rsid="0017b393" officeooo:paragraph-rsid="0017b393"/>
    </style:style>
    <style:style style:name="P22" style:family="paragraph" style:parent-style-name="Preformatted_20_Text">
      <style:text-properties fo:font-size="9pt" style:font-size-asian="9pt" style:font-size-complex="9pt"/>
    </style:style>
    <style:style style:name="P23" style:family="paragraph" style:parent-style-name="Preformatted_20_Text">
      <style:text-properties fo:font-size="9pt" officeooo:paragraph-rsid="0017b393" style:font-size-asian="9pt" style:font-size-complex="9pt"/>
    </style:style>
    <style:style style:name="P24" style:family="paragraph" style:parent-style-name="Preformatted_20_Text">
      <style:text-properties officeooo:paragraph-rsid="00192768"/>
    </style:style>
    <style:style style:name="P25" style:family="paragraph" style:parent-style-name="Preformatted_20_Text">
      <style:text-properties officeooo:paragraph-rsid="002d6c9f"/>
    </style:style>
    <style:style style:name="P26" style:family="paragraph" style:parent-style-name="Standard">
      <style:text-properties officeooo:paragraph-rsid="002d6c9f"/>
    </style:style>
    <style:style style:name="P27" style:family="paragraph" style:parent-style-name="Preformatted_20_Text">
      <style:text-properties officeooo:paragraph-rsid="002dc8b4"/>
    </style:style>
    <style:style style:name="P28" style:family="paragraph" style:parent-style-name="Text_20_body">
      <style:text-properties officeooo:paragraph-rsid="002dc8b4"/>
    </style:style>
    <style:style style:name="P29" style:family="paragraph" style:parent-style-name="Preformatted_20_Text">
      <style:text-properties officeooo:paragraph-rsid="00316d9f"/>
    </style:style>
    <style:style style:name="P30" style:family="paragraph" style:parent-style-name="Preformatted_20_Text">
      <style:text-properties officeooo:paragraph-rsid="0033cc66"/>
    </style:style>
    <style:style style:name="P31" style:family="paragraph" style:parent-style-name="Text_20_body">
      <style:text-properties officeooo:paragraph-rsid="0033cc66"/>
    </style:style>
    <style:style style:name="P32" style:family="paragraph" style:parent-style-name="Preformatted_20_Text">
      <style:text-properties officeooo:paragraph-rsid="00347ee0"/>
    </style:style>
    <style:style style:name="P33" style:family="paragraph" style:parent-style-name="Preformatted_20_Text">
      <style:text-properties officeooo:rsid="004a5de9" officeooo:paragraph-rsid="004aa1a7"/>
    </style:style>
    <style:style style:name="P34" style:family="paragraph" style:parent-style-name="Preformatted_20_Text">
      <style:text-properties officeooo:rsid="004aa1a7" officeooo:paragraph-rsid="004aa1a7"/>
    </style:style>
    <style:style style:name="P35" style:family="paragraph" style:parent-style-name="Text_20_body">
      <style:text-properties officeooo:rsid="004aa1a7" officeooo:paragraph-rsid="004aa1a7"/>
    </style:style>
    <style:style style:name="P36" style:family="paragraph" style:parent-style-name="Standard">
      <style:text-properties officeooo:paragraph-rsid="00154dbe"/>
    </style:style>
    <style:style style:name="P37" style:family="paragraph" style:parent-style-name="Table_20_Contents">
      <style:text-properties officeooo:paragraph-rsid="00154dbe"/>
    </style:style>
    <style:style style:name="P38" style:family="paragraph" style:parent-style-name="Text_20_body">
      <style:text-properties officeooo:paragraph-rsid="00154dbe"/>
    </style:style>
    <style:style style:name="P39" style:family="paragraph" style:parent-style-name="Standard">
      <style:text-properties officeooo:rsid="0018eff4" officeooo:paragraph-rsid="0018eff4"/>
    </style:style>
    <style:style style:name="P40" style:family="paragraph" style:parent-style-name="Text_20_body">
      <style:text-properties officeooo:rsid="0018eff4" officeooo:paragraph-rsid="0018eff4"/>
    </style:style>
    <style:style style:name="P41" style:family="paragraph" style:parent-style-name="Standard">
      <style:text-properties fo:font-weight="normal" officeooo:rsid="0019fbcd" officeooo:paragraph-rsid="00154dbe" style:font-weight-asian="normal" style:font-weight-complex="normal"/>
    </style:style>
    <style:style style:name="P42" style:family="paragraph" style:parent-style-name="Text_20_body">
      <style:text-properties fo:font-weight="normal" officeooo:rsid="001992fa" officeooo:paragraph-rsid="00154dbe" style:font-weight-asian="normal" style:font-weight-complex="normal"/>
    </style:style>
    <style:style style:name="P43" style:family="paragraph" style:parent-style-name="Standard">
      <style:text-properties fo:font-style="italic" officeooo:rsid="0020de66" officeooo:paragraph-rsid="0020de66" style:font-style-asian="italic" style:font-style-complex="italic"/>
    </style:style>
    <style:style style:name="P44" style:family="paragraph" style:parent-style-name="Standard">
      <style:text-properties fo:font-style="italic" officeooo:rsid="0049fd84" officeooo:paragraph-rsid="0049fd84" style:font-style-asian="italic" style:font-style-complex="italic"/>
    </style:style>
    <style:style style:name="P45" style:family="paragraph" style:parent-style-name="Standard">
      <style:text-properties officeooo:rsid="001eaaf4" officeooo:paragraph-rsid="003bb43e"/>
    </style:style>
    <style:style style:name="P46" style:family="paragraph" style:parent-style-name="Standard">
      <style:text-properties officeooo:rsid="003bb43e" officeooo:paragraph-rsid="003bb43e"/>
    </style:style>
    <style:style style:name="P47" style:family="paragraph" style:parent-style-name="Table_20_Contents">
      <style:text-properties officeooo:rsid="003bb43e" officeooo:paragraph-rsid="003bb43e"/>
    </style:style>
    <style:style style:name="P48" style:family="paragraph" style:parent-style-name="Text_20_body">
      <style:text-properties officeooo:rsid="003bb43e" officeooo:paragraph-rsid="003bb43e"/>
    </style:style>
    <style:style style:name="P49" style:family="paragraph" style:parent-style-name="Standard">
      <style:text-properties officeooo:rsid="0046a6c5" officeooo:paragraph-rsid="0046a6c5"/>
    </style:style>
    <style:style style:name="P50" style:family="paragraph" style:parent-style-name="Standard">
      <style:text-properties officeooo:rsid="004ce279" officeooo:paragraph-rsid="004ce279"/>
    </style:style>
    <style:style style:name="P51" style:family="paragraph" style:parent-style-name="Table_20_Contents">
      <style:paragraph-properties fo:text-align="center" style:justify-single-word="false"/>
      <style:text-properties officeooo:paragraph-rsid="0012c308"/>
    </style:style>
    <style:style style:name="P52" style:family="paragraph" style:parent-style-name="Table_20_Contents">
      <style:paragraph-properties fo:text-align="center" style:justify-single-word="false"/>
      <style:text-properties officeooo:paragraph-rsid="00145309"/>
    </style:style>
    <style:style style:name="P53" style:family="paragraph" style:parent-style-name="Table_20_Contents">
      <style:paragraph-properties fo:text-align="center" style:justify-single-word="false"/>
      <style:text-properties officeooo:paragraph-rsid="00154dbe"/>
    </style:style>
    <style:style style:name="P54" style:family="paragraph" style:parent-style-name="Text_20_body">
      <style:paragraph-properties fo:text-align="center" style:justify-single-word="false"/>
      <style:text-properties officeooo:paragraph-rsid="0013a405"/>
    </style:style>
    <style:style style:name="P55" style:family="paragraph" style:parent-style-name="Table_20_Contents">
      <style:paragraph-properties fo:text-align="center" style:justify-single-word="false"/>
      <style:text-properties officeooo:rsid="00269cd1" officeooo:paragraph-rsid="0012c308"/>
    </style:style>
    <style:style style:name="P56" style:family="paragraph" style:parent-style-name="Table_20_Contents">
      <style:text-properties officeooo:rsid="00269cd1" officeooo:paragraph-rsid="0012c308"/>
    </style:style>
    <style:style style:name="P57" style:family="paragraph" style:parent-style-name="Table_20_Contents">
      <style:paragraph-properties fo:text-align="center" style:justify-single-word="false"/>
      <style:text-properties officeooo:rsid="003e567e" officeooo:paragraph-rsid="0012c308"/>
    </style:style>
    <style:style style:name="P58" style:family="paragraph" style:parent-style-name="Table_20_Contents">
      <style:text-properties officeooo:rsid="003e567e" officeooo:paragraph-rsid="0012c308"/>
    </style:style>
    <style:style style:name="P59"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60" style:family="paragraph" style:parent-style-name="Table_20_Heading">
      <style:text-properties fo:font-weight="bold" officeooo:rsid="001eec9b" officeooo:paragraph-rsid="0012c308" style:font-weight-asian="bold" style:font-weight-complex="bold"/>
    </style:style>
    <style:style style:name="P61" style:family="paragraph" style:parent-style-name="Table_20_Heading">
      <style:text-properties fo:font-weight="bold" officeooo:rsid="001eec9b" officeooo:paragraph-rsid="00154dbe" style:font-weight-asian="bold" style:font-weight-complex="bold"/>
    </style:style>
    <style:style style:name="P62" style:family="paragraph" style:parent-style-name="Table_20_Heading">
      <style:text-properties fo:font-weight="bold" officeooo:rsid="001cebc5" officeooo:paragraph-rsid="00154dbe" style:font-weight-asian="bold" style:font-weight-complex="bold"/>
    </style:style>
    <style:style style:name="P63" style:family="paragraph" style:parent-style-name="Table_20_Contents">
      <style:paragraph-properties fo:text-align="center" style:justify-single-word="false"/>
      <style:text-properties officeooo:rsid="002a4b95" officeooo:paragraph-rsid="0013a405"/>
    </style:style>
    <style:style style:name="P64" style:family="paragraph" style:parent-style-name="Table_20_Contents">
      <style:text-properties officeooo:rsid="002a4b95" officeooo:paragraph-rsid="0013a405"/>
    </style:style>
    <style:style style:name="P65" style:family="paragraph" style:parent-style-name="Table_20_Contents">
      <style:paragraph-properties fo:text-align="center" style:justify-single-word="false"/>
      <style:text-properties officeooo:rsid="002cb670" officeooo:paragraph-rsid="0013a405"/>
    </style:style>
    <style:style style:name="P66" style:family="paragraph" style:parent-style-name="Table_20_Contents">
      <style:text-properties officeooo:rsid="002cb670" officeooo:paragraph-rsid="0013a405"/>
    </style:style>
    <style:style style:name="P67" style:family="paragraph" style:parent-style-name="Table_20_Contents">
      <style:paragraph-properties fo:text-align="center" style:justify-single-word="false"/>
      <style:text-properties officeooo:rsid="002d6b59" officeooo:paragraph-rsid="0013a405"/>
    </style:style>
    <style:style style:name="P68" style:family="paragraph" style:parent-style-name="Table_20_Contents">
      <style:text-properties officeooo:rsid="002d6b59" officeooo:paragraph-rsid="0013a405"/>
    </style:style>
    <style:style style:name="P69" style:family="paragraph" style:parent-style-name="Table_20_Contents">
      <style:paragraph-properties fo:text-align="center" style:justify-single-word="false"/>
      <style:text-properties officeooo:rsid="002eb889" officeooo:paragraph-rsid="0013a405"/>
    </style:style>
    <style:style style:name="P70" style:family="paragraph" style:parent-style-name="Table_20_Contents">
      <style:text-properties officeooo:rsid="002e1234" officeooo:paragraph-rsid="0013a405"/>
    </style:style>
    <style:style style:name="P71" style:family="paragraph" style:parent-style-name="Table_20_Contents">
      <style:text-properties officeooo:paragraph-rsid="0013a405"/>
    </style:style>
    <style:style style:name="P72" style:family="paragraph" style:parent-style-name="Text_20_body">
      <style:text-properties officeooo:paragraph-rsid="0013a405"/>
    </style:style>
    <style:style style:name="P73" style:family="paragraph" style:parent-style-name="Table_20_Contents">
      <style:paragraph-properties fo:text-align="center" style:justify-single-word="false"/>
      <style:text-properties officeooo:rsid="015136fd" officeooo:paragraph-rsid="00145309"/>
    </style:style>
    <style:style style:name="P74" style:family="paragraph" style:parent-style-name="Table_20_Contents">
      <style:text-properties officeooo:rsid="015136fd" officeooo:paragraph-rsid="00145309"/>
    </style:style>
    <style:style style:name="P75" style:family="paragraph" style:parent-style-name="Table_20_Heading">
      <style:text-properties officeooo:rsid="015136fd" officeooo:paragraph-rsid="00145309"/>
    </style:style>
    <style:style style:name="P76" style:family="paragraph" style:parent-style-name="Text_20_body">
      <style:text-properties officeooo:rsid="015136fd" officeooo:paragraph-rsid="00145309"/>
    </style:style>
    <style:style style:name="P77" style:family="paragraph" style:parent-style-name="Table_20_Contents">
      <style:text-properties officeooo:rsid="001cebc5" officeooo:paragraph-rsid="00154dbe"/>
    </style:style>
    <style:style style:name="P78" style:family="paragraph" style:parent-style-name="Table_20_Heading">
      <style:text-properties officeooo:rsid="001cebc5" officeooo:paragraph-rsid="00154dbe"/>
    </style:style>
    <style:style style:name="P79" style:family="paragraph" style:parent-style-name="Table_20_Contents">
      <style:paragraph-properties fo:text-align="center" style:justify-single-word="false"/>
      <style:text-properties officeooo:rsid="00385ab3" officeooo:paragraph-rsid="00385ab3"/>
    </style:style>
    <style:style style:name="P80" style:family="paragraph" style:parent-style-name="Table_20_Contents">
      <style:text-properties officeooo:rsid="00385ab3" officeooo:paragraph-rsid="00385ab3"/>
    </style:style>
    <style:style style:name="P81" style:family="paragraph" style:parent-style-name="Table_20_Contents">
      <style:paragraph-properties fo:text-align="center" style:justify-single-word="false"/>
      <style:text-properties officeooo:rsid="00154dbe" officeooo:paragraph-rsid="00154dbe"/>
    </style:style>
    <style:style style:name="P82" style:family="paragraph" style:parent-style-name="Table_20_Contents">
      <style:text-properties officeooo:rsid="00154dbe" officeooo:paragraph-rsid="00154dbe"/>
    </style:style>
    <style:style style:name="P83" style:family="paragraph" style:parent-style-name="Text_20_body">
      <style:text-properties officeooo:rsid="00154dbe" officeooo:paragraph-rsid="00154dbe"/>
    </style:style>
    <style:style style:name="P84" style:family="paragraph" style:parent-style-name="Table_20_Contents">
      <style:paragraph-properties fo:text-align="center" style:justify-single-word="false"/>
      <style:text-properties officeooo:rsid="004ba292" officeooo:paragraph-rsid="004ba292"/>
    </style:style>
    <style:style style:name="P85" style:family="paragraph" style:parent-style-name="Table_20_Contents">
      <style:text-properties officeooo:rsid="004ba292" officeooo:paragraph-rsid="004ba292"/>
    </style:style>
    <style:style style:name="P86" style:family="paragraph" style:parent-style-name="Text_20_body">
      <style:text-properties officeooo:rsid="0017de21" officeooo:paragraph-rsid="0012c308"/>
    </style:style>
    <style:style style:name="P87" style:family="paragraph" style:parent-style-name="Text_20_body">
      <style:text-properties officeooo:rsid="0055a16d" officeooo:paragraph-rsid="0013a405"/>
    </style:style>
    <style:style style:name="P88" style:family="paragraph" style:parent-style-name="Text_20_body">
      <style:paragraph-properties fo:text-align="center" style:justify-single-word="false"/>
      <style:text-properties officeooo:rsid="001baefe" officeooo:paragraph-rsid="0013a405"/>
    </style:style>
    <style:style style:name="P89" style:family="paragraph" style:parent-style-name="Text_20_body">
      <style:text-properties officeooo:rsid="001baefe" officeooo:paragraph-rsid="0013a405"/>
    </style:style>
    <style:style style:name="P90" style:family="paragraph" style:parent-style-name="Text_20_body">
      <style:text-properties fo:color="#808080" loext:opacity="100%" fo:font-style="italic" officeooo:rsid="0021d51a" officeooo:paragraph-rsid="0013a405"/>
    </style:style>
    <style:style style:name="P91" style:family="paragraph" style:parent-style-name="Text_20_body">
      <style:text-properties officeooo:rsid="0013a405" officeooo:paragraph-rsid="0013a405"/>
    </style:style>
    <style:style style:name="P92" style:family="paragraph" style:parent-style-name="Text_20_body">
      <style:text-properties officeooo:rsid="00145309" officeooo:paragraph-rsid="00145309"/>
    </style:style>
    <style:style style:name="P93" style:family="paragraph" style:parent-style-name="Text_20_body">
      <style:text-properties officeooo:rsid="001992fa" officeooo:paragraph-rsid="00154dbe"/>
    </style:style>
    <style:style style:name="P94" style:family="paragraph" style:parent-style-name="Text_20_body">
      <style:text-properties officeooo:rsid="0019fbcd" officeooo:paragraph-rsid="00154dbe"/>
    </style:style>
    <style:style style:name="P95" style:family="paragraph" style:parent-style-name="Text_20_body">
      <style:text-properties officeooo:rsid="00257142" officeooo:paragraph-rsid="00154dbe"/>
    </style:style>
    <style:style style:name="P96" style:family="paragraph" style:parent-style-name="Text_20_body">
      <style:text-properties officeooo:rsid="0015f3aa" officeooo:paragraph-rsid="0015f3aa"/>
    </style:style>
    <style:style style:name="P97" style:family="paragraph" style:parent-style-name="Text_20_body">
      <style:text-properties officeooo:paragraph-rsid="00385ab3"/>
    </style:style>
    <style:style style:name="P98" style:family="paragraph" style:parent-style-name="Text_20_body">
      <style:text-properties officeooo:paragraph-rsid="003bb43e"/>
    </style:style>
    <style:style style:name="P99" style:family="paragraph" style:parent-style-name="Text_20_body">
      <style:text-properties officeooo:rsid="0049fd84" officeooo:paragraph-rsid="004aa1a7"/>
    </style:style>
    <style:style style:name="P100" style:family="paragraph" style:parent-style-name="Standard">
      <loext:graphic-properties draw:fill="solid" draw:fill-color="#ffffff"/>
      <style:paragraph-properties fo:background-color="#ffffff" fo:padding="0in" fo:border="none"/>
      <style:text-properties fo:color="#008000" loext:opacity="100%" style:font-name="Ubuntu Mono" fo:font-size="10.5pt" fo:font-style="normal" fo:font-weight="bold" style:font-size-asian="10.5pt" style:font-style-asian="normal" style:font-weight-asian="bold"/>
    </style:style>
    <style:style style:name="P101" style:family="paragraph" style:parent-style-name="Heading">
      <style:text-properties officeooo:rsid="004da8be" officeooo:paragraph-rsid="004da8be"/>
    </style:style>
    <style:style style:name="P102" style:family="paragraph" style:parent-style-name="Standard">
      <loext:graphic-properties draw:fill="solid" draw:fill-color="#ffffff"/>
      <style:paragraph-properties fo:background-color="#ffffff" fo:padding="0in" fo:border="none" style:shadow="none"/>
    </style:style>
    <style:style style:name="P103" style:family="paragraph" style:parent-style-name="Standard">
      <style:text-properties officeooo:paragraph-rsid="005041e6"/>
    </style:style>
    <style:style style:name="P104" style:family="paragraph" style:parent-style-name="Heading_20_1">
      <style:text-properties officeooo:rsid="00154dbe" officeooo:paragraph-rsid="00154dbe"/>
    </style:style>
    <style:style style:name="P105" style:family="paragraph" style:parent-style-name="Heading_20_2">
      <style:text-properties officeooo:rsid="00257142" officeooo:paragraph-rsid="00154dbe"/>
    </style:style>
    <style:style style:name="P106" style:family="paragraph" style:parent-style-name="Heading_20_2">
      <style:text-properties officeooo:rsid="00145309" officeooo:paragraph-rsid="00154dbe"/>
    </style:style>
    <style:style style:name="P107" style:family="paragraph" style:parent-style-name="Heading_20_2">
      <style:text-properties officeooo:rsid="0049fd84" officeooo:paragraph-rsid="0049fd84"/>
    </style:style>
    <style:style style:name="P108" style:family="paragraph" style:parent-style-name="Heading_20_3">
      <style:text-properties officeooo:rsid="0012c308" officeooo:paragraph-rsid="0012c308"/>
    </style:style>
    <style:style style:name="P109" style:family="paragraph" style:parent-style-name="Text_20_body" style:list-style-name="L1">
      <style:text-properties officeooo:paragraph-rsid="00154dbe"/>
    </style:style>
    <style:style style:name="P110" style:family="paragraph" style:parent-style-name="Text_20_body" style:list-style-name="L1">
      <style:text-properties officeooo:rsid="00257142" officeooo:paragraph-rsid="00154dbe"/>
    </style:style>
    <style:style style:name="P111" style:family="paragraph" style:parent-style-name="Text_20_body" style:list-style-name="L1">
      <style:text-properties officeooo:rsid="00221339" officeooo:paragraph-rsid="00221339"/>
    </style:style>
    <style:style style:name="P112" style:family="paragraph" style:parent-style-name="Text_20_body" style:list-style-name="L2">
      <style:text-properties officeooo:paragraph-rsid="0015f3aa"/>
    </style:style>
    <style:style style:name="P113" style:family="paragraph" style:parent-style-name="Text_20_body" style:list-style-name="L2">
      <style:text-properties officeooo:rsid="0017b393" officeooo:paragraph-rsid="0015f3aa"/>
    </style:style>
    <style:style style:name="P114" style:family="paragraph" style:parent-style-name="Text_20_body" style:list-style-name="L2">
      <style:text-properties officeooo:rsid="0015f3aa" officeooo:paragraph-rsid="0015f3aa"/>
    </style:style>
    <style:style style:name="P115" style:family="paragraph" style:parent-style-name="Text_20_body" style:list-style-name="L3"/>
    <style:style style:name="P116"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bold" officeooo:rsid="004da8b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fbcd" style:font-weight-asian="normal" style:font-weight-complex="normal"/>
    </style:style>
    <style:style style:name="T14" style:family="text">
      <style:text-properties fo:font-weight="normal" officeooo:rsid="001ff4bc" style:font-weight-asian="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e1234" style:font-style-asian="italic" style:font-style-complex="italic"/>
    </style:style>
    <style:style style:name="T18" style:family="text">
      <style:text-properties fo:font-style="italic" officeooo:rsid="002eb889" style:font-style-asian="italic" style:font-style-complex="italic"/>
    </style:style>
    <style:style style:name="T19" style:family="text">
      <style:text-properties fo:font-style="italic" officeooo:rsid="002cb670" style:font-style-asian="italic" style:font-style-complex="italic"/>
    </style:style>
    <style:style style:name="T20" style:family="text">
      <style:text-properties fo:font-style="italic" officeooo:rsid="0167af92" style:font-style-asian="italic" style:font-style-complex="italic"/>
    </style:style>
    <style:style style:name="T21" style:family="text">
      <style:text-properties fo:font-style="italic" officeooo:rsid="002d4f0a" style:font-style-asian="italic" style:font-style-complex="italic"/>
    </style:style>
    <style:style style:name="T22" style:family="text">
      <style:text-properties fo:font-style="italic" officeooo:rsid="00385ab3" style:font-style-asian="italic" style:font-style-complex="italic"/>
    </style:style>
    <style:style style:name="T23" style:family="text">
      <style:text-properties fo:font-style="italic" officeooo:rsid="003d7ee9" style:font-style-asian="italic" style:font-style-complex="italic"/>
    </style:style>
    <style:style style:name="T24" style:family="text">
      <style:text-properties fo:font-style="normal" fo:font-weight="normal" officeooo:rsid="002b52d3" style:font-style-asian="normal" style:font-weight-asian="normal" style:font-style-complex="normal" style:font-weight-complex="normal"/>
    </style:style>
    <style:style style:name="T25" style:family="text">
      <style:text-properties fo:font-style="normal" fo:font-weight="bold" officeooo:rsid="002b52d3" style:font-style-asian="normal" style:font-weight-asian="bold" style:font-style-complex="normal" style:font-weight-complex="bold"/>
    </style:style>
    <style:style style:name="T26" style:family="text">
      <style:text-properties fo:font-style="normal" fo:font-weight="bold" officeooo:rsid="00347ee0"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2eb889" style:font-style-asian="normal" style:font-style-complex="normal"/>
    </style:style>
    <style:style style:name="T29" style:family="text">
      <style:text-properties fo:font-style="normal" officeooo:rsid="002cb670" style:font-style-asian="normal" style:font-style-complex="normal"/>
    </style:style>
    <style:style style:name="T30" style:family="text">
      <style:text-properties fo:font-style="normal" officeooo:rsid="0167af92" style:font-style-asian="normal" style:font-style-complex="normal"/>
    </style:style>
    <style:style style:name="T31" style:family="text">
      <style:text-properties fo:font-style="normal" officeooo:rsid="00154dbe" style:font-style-asian="normal" style:font-style-complex="normal"/>
    </style:style>
    <style:style style:name="T32" style:family="text">
      <style:text-properties fo:font-style="normal" officeooo:rsid="0021b14d" style:font-style-asian="normal" style:font-style-complex="normal"/>
    </style:style>
    <style:style style:name="T33" style:family="text">
      <style:text-properties fo:font-style="normal" officeooo:rsid="002d6c9f" style:font-style-asian="normal" style:font-style-complex="normal"/>
    </style:style>
    <style:style style:name="T34" style:family="text">
      <style:text-properties fo:font-style="normal" officeooo:rsid="002dc8b4" style:font-style-asian="normal" style:font-style-complex="normal"/>
    </style:style>
    <style:style style:name="T35" style:family="text">
      <style:text-properties fo:font-style="normal" officeooo:rsid="002d4f0a" style:font-style-asian="normal" style:font-style-complex="normal"/>
    </style:style>
    <style:style style:name="T36" style:family="text">
      <style:text-properties fo:font-style="normal" officeooo:rsid="0033cc66" style:font-style-asian="normal" style:font-style-complex="normal"/>
    </style:style>
    <style:style style:name="T37" style:family="text">
      <style:text-properties fo:font-style="normal" officeooo:rsid="00347ee0" style:font-style-asian="normal" style:font-style-complex="normal"/>
    </style:style>
    <style:style style:name="T38" style:family="text">
      <style:text-properties fo:font-style="normal" officeooo:rsid="00385ab3" style:font-style-asian="normal" style:font-style-complex="normal"/>
    </style:style>
    <style:style style:name="T39" style:family="text">
      <style:text-properties fo:font-style="normal" officeooo:rsid="003d7ee9" style:font-style-asian="normal" style:font-style-complex="normal"/>
    </style:style>
    <style:style style:name="T40" style:family="text">
      <style:text-properties fo:font-style="normal" officeooo:rsid="003f4261" style:font-style-asian="normal" style:font-style-complex="normal"/>
    </style:style>
    <style:style style:name="T41" style:family="text">
      <style:text-properties officeooo:rsid="002e1234"/>
    </style:style>
    <style:style style:name="T42" style:family="text">
      <style:text-properties officeooo:rsid="002eb889"/>
    </style:style>
    <style:style style:name="T43" style:family="text">
      <style:text-properties officeooo:rsid="002f5b48"/>
    </style:style>
    <style:style style:name="T44" style:family="text">
      <style:text-properties style:font-name="Liberation Mono" fo:font-size="10pt" fo:font-weight="bold" style:font-size-asian="10pt" style:font-weight-asian="bold" style:font-size-complex="10pt" style:font-weight-complex="bold"/>
    </style:style>
    <style:style style:name="T45" style:family="text">
      <style:text-properties style:font-name="Liberation Mono" fo:font-size="10pt" fo:font-weight="bold" officeooo:rsid="00154dbe" style:font-size-asian="10pt" style:font-weight-asian="bold" style:font-size-complex="10pt" style:font-weight-complex="bold"/>
    </style:style>
    <style:style style:name="T46" style:family="text">
      <style:text-properties style:font-name="Liberation Mono" fo:font-size="10pt" fo:font-weight="bold" officeooo:rsid="0015f3aa" style:font-size-asian="10pt" style:font-weight-asian="bold" style:font-size-complex="10pt" style:font-weight-complex="bold"/>
    </style:style>
    <style:style style:name="T47" style:family="text">
      <style:text-properties style:font-name="Liberation Mono" fo:font-size="10pt" fo:font-weight="bold" officeooo:rsid="002d4f0a" style:font-size-asian="10pt" style:font-weight-asian="bold" style:font-size-complex="10pt" style:font-weight-complex="bold"/>
    </style:style>
    <style:style style:name="T48" style:family="text">
      <style:text-properties style:font-name="Liberation Mono" fo:font-size="10pt" fo:font-weight="bold" officeooo:rsid="004a5de9" style:font-size-asian="10pt" style:font-weight-asian="bold" style:font-size-complex="10pt" style:font-weight-complex="bold"/>
    </style:style>
    <style:style style:name="T49" style:family="text">
      <style:text-properties style:font-name="Liberation Mono" fo:font-size="10pt" fo:font-weight="bold" officeooo:rsid="004d62cf" style:font-size-asian="10pt" style:font-weight-asian="bold" style:font-size-complex="10pt" style:font-weight-complex="bold"/>
    </style:style>
    <style:style style:name="T50" style:family="text">
      <style:text-properties style:font-name="Liberation Mono" fo:font-size="10pt" fo:font-weight="bold" officeooo:rsid="004da8be" style:font-size-asian="10pt" style:font-weight-asian="bold" style:font-size-complex="10pt" style:font-weight-complex="bold"/>
    </style:style>
    <style:style style:name="T5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4"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5" style:family="text">
      <style:text-properties style:font-name="Liberation Mono" fo:font-size="10pt" fo:font-style="normal" style:font-size-asian="10pt" style:font-style-asian="normal" style:font-size-complex="10pt" style:font-style-complex="normal"/>
    </style:style>
    <style:style style:name="T56" style:family="text">
      <style:text-properties style:font-name="Liberation Mono" fo:font-size="10pt" fo:font-style="normal" officeooo:rsid="00320c21" style:font-size-asian="10pt" style:font-style-asian="normal" style:font-size-complex="10pt" style:font-style-complex="normal"/>
    </style:style>
    <style:style style:name="T57" style:family="text">
      <style:text-properties style:font-name="Liberation Mono" fo:font-size="10pt" fo:font-style="normal" officeooo:rsid="0033cc66" style:font-size-asian="10pt" style:font-style-asian="normal" style:font-size-complex="10pt" style:font-style-complex="normal"/>
    </style:style>
    <style:style style:name="T58" style:family="text">
      <style:text-properties style:font-name="Liberation Mono" fo:font-size="10pt" officeooo:rsid="002d4f0a" style:font-size-asian="10pt" style:font-size-complex="10pt"/>
    </style:style>
    <style:style style:name="T59" style:family="text">
      <style:text-properties style:font-name="Liberation Mono" fo:font-size="10pt" officeooo:rsid="002e330b" style:font-size-asian="10pt" style:font-size-complex="10pt"/>
    </style:style>
    <style:style style:name="T60" style:family="text">
      <style:text-properties style:font-name="Liberation Mono" fo:font-size="10pt" officeooo:rsid="00320c21" style:font-size-asian="10pt" style:font-size-complex="10pt"/>
    </style:style>
    <style:style style:name="T61" style:family="text">
      <style:text-properties style:font-name="Liberation Mono" fo:font-size="10pt" officeooo:rsid="0033cc66" style:font-size-asian="10pt" style:font-size-complex="10pt"/>
    </style:style>
    <style:style style:name="T62" style:family="text">
      <style:text-properties officeooo:rsid="0021d51a"/>
    </style:style>
    <style:style style:name="T63" style:family="text">
      <style:text-properties officeooo:rsid="00145309"/>
    </style:style>
    <style:style style:name="T64" style:family="text">
      <style:text-properties officeooo:rsid="00154dbe"/>
    </style:style>
    <style:style style:name="T65" style:family="text">
      <style:text-properties officeooo:rsid="001cebc5"/>
    </style:style>
    <style:style style:name="T66" style:family="text">
      <style:text-properties officeooo:rsid="0015f3aa"/>
    </style:style>
    <style:style style:name="T67" style:family="text">
      <style:text-properties officeooo:rsid="0017b393"/>
    </style:style>
    <style:style style:name="T68" style:family="text">
      <style:text-properties officeooo:rsid="0018eff4"/>
    </style:style>
    <style:style style:name="T69" style:family="text">
      <style:text-properties fo:font-size="9pt" style:font-size-asian="9pt" style:font-size-complex="9pt"/>
    </style:style>
    <style:style style:name="T70" style:family="text">
      <style:text-properties officeooo:rsid="00192768"/>
    </style:style>
    <style:style style:name="T71" style:family="text">
      <style:text-properties fo:color="#ffff00" loext:opacity="100%" style:font-name="Liberation Mono" fo:font-size="10pt" fo:font-weight="bold" officeooo:rsid="00192768" style:font-name-asian="DejaVu Sans Mono" style:font-size-asian="10pt" style:font-name-complex="Liberation Mono" style:font-size-complex="10pt"/>
    </style:style>
    <style:style style:name="T72" style:family="text">
      <style:text-properties fo:color="#ffff00" loext:opacity="100%" style:font-name="Liberation Mono" fo:font-size="10pt" fo:font-weight="bold" officeooo:rsid="002dc8b4" style:font-name-asian="DejaVu Sans Mono" style:font-size-asian="10pt" style:font-name-complex="Liberation Mono" style:font-size-complex="10pt"/>
    </style:style>
    <style:style style:name="T73" style:family="text">
      <style:text-properties fo:color="#ffff00" loext:opacity="100%" style:font-name="Liberation Mono" fo:font-size="10pt" fo:font-weight="bold" officeooo:rsid="00316d9f" style:font-name-asian="DejaVu Sans Mono" style:font-size-asian="10pt" style:font-name-complex="Liberation Mono" style:font-size-complex="10pt"/>
    </style:style>
    <style:style style:name="T74" style:family="text">
      <style:text-properties fo:color="#ffff00" loext:opacity="100%" style:font-name="Liberation Mono" fo:font-size="10pt" fo:font-weight="bold" officeooo:rsid="00111069" style:font-name-asian="DejaVu Sans Mono" style:font-size-asian="10pt" style:font-name-complex="Liberation Mono" style:font-size-complex="10pt"/>
    </style:style>
    <style:style style:name="T75" style:family="text">
      <style:text-properties fo:color="#ffff00" loext:opacity="1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6" style:family="text">
      <style:text-properties fo:color="#ffff00" loext:opacity="1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7" style:family="text">
      <style:text-properties officeooo:rsid="001c0f73"/>
    </style:style>
    <style:style style:name="T78" style:family="text">
      <style:text-properties officeooo:rsid="001ff4bc"/>
    </style:style>
    <style:style style:name="T79" style:family="text">
      <style:text-properties officeooo:rsid="0021b14d"/>
    </style:style>
    <style:style style:name="T80" style:family="text">
      <style:text-properties officeooo:rsid="001baefe"/>
    </style:style>
    <style:style style:name="T81" style:family="text">
      <style:text-properties officeooo:rsid="00221339"/>
    </style:style>
    <style:style style:name="T82" style:family="text">
      <style:text-properties officeooo:rsid="0025ed9e"/>
    </style:style>
    <style:style style:name="T83" style:family="text">
      <style:text-properties officeooo:rsid="002d4f0a"/>
    </style:style>
    <style:style style:name="T84" style:family="text">
      <style:text-properties fo:font-size="10pt" fo:font-style="normal" fo:font-weight="bold" style:font-size-asian="10pt" style:font-style-asian="normal" style:font-weight-asian="bold" style:font-size-complex="10pt" style:font-style-complex="normal" style:font-weight-complex="bold"/>
    </style:style>
    <style:style style:name="T85"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6"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7" style:family="text">
      <style:text-properties fo:font-size="10pt" fo:font-style="normal" officeooo:rsid="0033cc66" style:font-size-asian="10pt" style:font-style-asian="normal" style:font-size-complex="10pt" style:font-style-complex="normal"/>
    </style:style>
    <style:style style:name="T88" style:family="text">
      <style:text-properties officeooo:rsid="002d6c9f"/>
    </style:style>
    <style:style style:name="T89" style:family="text">
      <style:text-properties fo:font-size="8pt" fo:font-weight="normal" style:font-size-asian="8pt" style:font-weight-asian="normal" style:font-size-complex="8pt" style:font-weight-complex="normal"/>
    </style:style>
    <style:style style:name="T90" style:family="text">
      <style:text-properties fo:font-size="8pt" fo:font-weight="normal" officeooo:rsid="002d6c9f" style:font-size-asian="8pt" style:font-weight-asian="normal" style:font-size-complex="8pt" style:font-weight-complex="normal"/>
    </style:style>
    <style:style style:name="T91" style:family="text">
      <style:text-properties officeooo:rsid="002dc8b4"/>
    </style:style>
    <style:style style:name="T92" style:family="text">
      <style:text-properties officeooo:rsid="002ddbf5"/>
    </style:style>
    <style:style style:name="T93" style:family="text">
      <style:text-properties officeooo:rsid="00316d9f"/>
    </style:style>
    <style:style style:name="T94" style:family="text">
      <style:text-properties officeooo:rsid="0033cc66"/>
    </style:style>
    <style:style style:name="T95" style:family="text">
      <style:text-properties style:font-name="Liberation Serif"/>
    </style:style>
    <style:style style:name="T96" style:family="text">
      <style:text-properties style:font-name="Liberation Serif" officeooo:rsid="0033cc66"/>
    </style:style>
    <style:style style:name="T97" style:family="text">
      <style:text-properties officeooo:rsid="003bb43e"/>
    </style:style>
    <style:style style:name="T98" style:family="text">
      <style:text-properties officeooo:rsid="001eaaf4"/>
    </style:style>
    <style:style style:name="T99" style:family="text">
      <style:text-properties officeooo:rsid="0046a6c5"/>
    </style:style>
    <style:style style:name="T100" style:family="text">
      <style:text-properties officeooo:rsid="004a5de9"/>
    </style:style>
    <style:style style:name="T101" style:family="text">
      <style:text-properties officeooo:rsid="004aa1a7"/>
    </style:style>
    <style:style style:name="T102" style:family="text">
      <style:text-properties officeooo:rsid="004ba292"/>
    </style:style>
    <style:style style:name="T103" style:family="text">
      <style:text-properties officeooo:rsid="004da8be"/>
    </style:style>
    <style:style style:name="T104" style:family="text">
      <style:text-properties fo:color="#080808" loext:opacity="100%" style:font-name="JetBrains Mono" fo:font-size="11.5pt" fo:font-style="normal" fo:font-weight="normal" style:font-size-asian="11.5pt" style:font-style-asian="normal" style:font-weight-asian="normal"/>
    </style:style>
    <style:style style:name="T105" style:family="text">
      <style:text-properties officeooo:rsid="004ec425"/>
    </style:style>
    <style:style style:name="T106" style:family="text">
      <style:text-properties officeooo:rsid="005041e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104" text:outline-level="1"><text:bookmark-start text:name="__RefHeading___Toc350652_127364881"/>What is a claim source?<text:bookmark-end text:name="__RefHeading___Toc350652_127364881"/></text:h>
      <text:p text:style-name="P83">A <text:span text:style-name="T16">claim source </text:span><text:span text:style-name="T27">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83">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83">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105" text:outline-level="2"><text:bookmark-start text:name="__RefHeading___Toc350658_127364881"/>Types<text:bookmark-end text:name="__RefHeading___Toc350658_127364881"/></text:h>
      <text:p text:style-name="P95">There are <text:span text:style-name="T81">6</text:span> general types of claim sources allowed.</text:p>
      <text:list text:style-name="L1">
        <text:list-item>
          <text:p text:style-name="P110">LDAP. You may specify any LDAP server and supply credentials for it. </text:p>
        </text:list-item>
        <text:list-item>
          <text:p text:style-name="P110">HTTP headers. If your server passes claims in the headers of the in<text:span text:style-name="T77">i</text:span>tial request, you may harvest them.</text:p>
        </text:list-item>
        <text:list-item>
          <text:p text:style-name="P110">File. If your server stores information about, say, users in a file system</text:p>
        </text:list-item>
        <text:list-item>
          <text:p text:style-name="P110">NCSA default. Since this was created at the <text:span text:style-name="T16">National Center for Supercomputing Applications</text:span><text:span text:style-name="T27"> there is a specific source for that. Since you must be in the NCSA's VPN to access it, this is of limited utility outside of the organization.</text:span></text:p>
        </text:list-item>
        <text:list-item>
          <text:p text:style-name="P109"><text:span text:style-name="T30">C</text:span><text:span text:style-name="T31">ode</text:span><text:span text:style-name="T30">. You </text:span><text:span text:style-name="T20">may</text:span><text:span text:style-name="T30"> write any Java class that extends </text:span><text:a xlink:type="simple" xlink:href="https://cilogon.github.io/oa4mp/apidocs/edu/uiuc/ncsa/myproxy/oa4mp/oauth2/claims/BasicClaimsSourceImpl.html" text:style-name="Internet_20_link" text:visited-style-name="Visited_20_Internet_20_Link"><text:span text:style-name="T30">basic claim source</text:span></text:a><text:span text:style-name="T30"> and reference that. Generally you do not need to do this except in very, very specific cases <text:s/>and should use any built-in claim sources if at all possible.</text:span></text:p>
        </text:list-item>
        <text:list-item>
          <text:p text:style-name="P111"><text:span text:style-name="T30">R</text:span><text:span text:style-name="T27">ESTful calls</text:span></text:p>
        </text:list-item>
      </text:list>
      <text:h text:style-name="Heading_20_1" text:outline-level="1"><text:bookmark-start text:name="__RefHeading___Toc350660_127364881"/>Basic construction of a claim source<text:bookmark-end text:name="__RefHeading___Toc350660_127364881"/></text:h>
      <text:p text:style-name="P96">The basic steps are</text:p>
      <text:list text:style-name="L2">
        <text:list-item>
          <text:p text:style-name="P113"><text:soft-page-break/>Create a <text:span text:style-name="T70">script to hold whatever you write. Everything goes in there. Of course, this being QDL and all, you can run everything </text:span></text:p>
        </text:list-item>
        <text:list-item>
          <text:p text:style-name="P112"><text:span text:style-name="T66">Create a configuration stem. You probably want to use the </text:span><text:span text:style-name="T49">claims#n</text:span><text:span text:style-name="T46">ew_template(type)</text:span><text:span text:style-name="T66"> function.</text:span></text:p>
        </text:list-item>
        <text:list-item>
          <text:p text:style-name="P114">Populate specific attributes you need. Each type below has the specifics</text:p>
        </text:list-item>
        <text:list-item>
          <text:p text:style-name="P114">Issue a <text:span text:style-name="T49">claims#c</text:span><text:span text:style-name="T44">reate_source</text:span> call. This will tidy up any missing essential information based on the type</text:p>
        </text:list-item>
        <text:list-item>
          <text:p text:style-name="P114">Either add it to the system claims, or invoke it with <text:span text:style-name="T49">claims#g</text:span><text:span text:style-name="T44">et_claims(config., username)</text:span> and manage it yourself.</text:p>
        </text:list-item>
      </text:list>
      <text:h text:style-name="Heading_20_2" text:outline-level="2"><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7">configuration: </text:span></text:p>
      <text:p text:style-name="P17"/>
      <text:p text:style-name="P23">&lt;modules&gt; <text:s/></text:p>
      <text:p text:style-name="P22"><text:s text:c="12"/>&lt;module type="java"</text:p>
      <text:p text:style-name="P22"><text:s text:c="20"/>import_on_start="true"&gt;</text:p>
      <text:p text:style-name="P22"><text:s text:c="16"/>&lt;class_name&gt;edu.uiuc.ncsa.myproxy.oa4mp.qdl.OA2QDLLoader&lt;/class_name&gt;</text:p>
      <text:p text:style-name="P22"><text:s text:c="12"/>&lt;/module&gt;</text:p>
      <text:p text:style-name="P22"><text:s text:c="12"/>&lt;module type="java"</text:p>
      <text:p text:style-name="P22"><text:s text:c="20"/>import_on_start="true"&gt;</text:p>
      <text:p text:style-name="P22"><text:s text:c="16"/>&lt;class_name&gt;edu.uiuc.ncsa.oa2.qdl.QDLToolsLoader&lt;/class_name&gt;</text:p>
      <text:p text:style-name="P22"><text:s text:c="12"/>&lt;/module&gt;</text:p>
      <text:p text:style-name="Preformatted_20_Text"><text:span text:style-name="T69">&lt;/modules&gt; </text:span><text:s/></text:p>
      <text:p text:style-name="P21"/>
      <text:p text:style-name="P21">What does this do <text:span text:style-name="T70">to the workspace</text:span>? <text:span text:style-name="T70">Once QDL is up, you'll see i</text:span>t added several test variables:</text:p>
      <text:p text:style-name="Preformatted_20_Text"><text:s text:c="3"/>)vars -<text:span text:style-name="T70">m</text:span></text:p>
      <text:p text:style-name="Preformatted_20_Text">jwt#test_audience. <text:s/>jwt#test_claims. <text:s/>jwt#test_scopes. <text:s/>jwt#test_xas.</text:p>
      <text:p text:style-name="Text_20_body"/>
      <text:p text:style-name="P21">These are samples for audience, claims, scopes and extended attributes. </text:p>
      <text:p text:style-name="P2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20">(If you have other modules, they will show up here too.)</text:p>
      <text:p text:style-name="P40">You can print out help for one of the modules e.g. as </text:p>
      <text:p text:style-name="Preformatted_20_Text"><text:span text:style-name="T68"><text:s text:c="3"/>)module </text:span><text:s/><text:span text:style-name="T68">claims -help</text:span></text:p>
      <text:p text:style-name="Preformatted_20_Text">// <text:span text:style-name="T68">tons of stuff</text:span></text:p>
      <text:p text:style-name="Text_20_body"/>
      <text:p text:style-name="P40"><text:soft-page-break/><text:span text:style-name="T70">And from the modules, there are a lot of functions. </text:span>To list all of the functions (<text:span text:style-name="T70">fully qualified by module, </text:span>limiting display with to 72 chars)</text:p>
      <text:p text:style-name="Preformatted_20_Text"><text:s text:c="5"/>)funcs -fq -m -w 72</text:p>
      <text:p text:style-name="Preformatted_20_Text">// <text:span text:style-name="T68">tons of stugg</text:span></text:p>
      <text:p text:style-name="P40"/>
      <text:p text:style-name="P40">Will spit out the lot of them, but here is the breakdown. </text:p>
      <text:p text:style-name="P40">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40"/>
      <text:p text:style-name="P40">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39"/>
      <text:p text:style-name="P39">You need (in order) <text:span text:style-name="T44">new_template, create_source, get_claims</text:span></text:p>
      <text:p text:style-name="Standard"/>
      <text:p text:style-name="P3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40">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18">tokens#rt_refresh(1)</text:p>
      <text:p text:style-name="P19"/>
      <text:p text:style-name="Text_20_body"/>
      <text:p text:style-name="P1">Extremely useful tool</text:p>
      <text:p text:style-name="P2">Once you have everything debugged and in your script, you should use the <text:span text:style-name="T44">check_syntax(string)</text:span> function. The argument is a string! This will run it through the parser looking for syntax errors. So if you have a QDL script at <text:span text:style-name="T44">/home/me/qdl/scripts/my_script.qdl </text:span>then issue </text:p>
      <text:p text:style-name="P24">check_syntax(<text:span text:style-name="T71">file_read('/home/me/qdl/scripts/my_script.qdl')</text:span>)</text:p>
      <text:p text:style-name="Text_20_body"/>
      <text:p text:style-name="P2">and either it will return nothing (means everything is ok) or it will return the error string from the parser. <text:s/>Not quite lint but boy is it helpful at times.</text:p>
      <text:p text:style-name="P2">Next step: Open up the examples and have this document for cross-reference. There are many, many examples and comments.</text:p>
      <text:h text:style-name="Heading_20_1" text:outline-level="1"><text:bookmark-start text:name="__RefHeading___Toc350664_127364881"/><text:span text:style-name="T70">Reference for </text:span>Claim Source attributes<text:bookmark-end text:name="__RefHeading___Toc350664_127364881"/></text:h>
      <text:p text:style-name="Heading"><text:bookmark-start text:name="__RefHeading___Toc350666_127364881"/>General attributes for all claim source objects<text:bookmark-end text:name="__RefHeading___Toc350666_127364881"/></text:p>
      <text:p text:style-name="P38"/>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2">name</text:p>
            </table:table-cell>
            <table:table-cell table:style-name="Table5.A1" office:value-type="string">
              <text:p text:style-name="P78">type</text:p>
            </table:table-cell>
            <table:table-cell table:style-name="Table5.A1" office:value-type="string">
              <text:p text:style-name="P78"><text:span text:style-name="T5">r</text:span>eq?</text:p>
            </table:table-cell>
            <table:table-cell table:style-name="Table5.A1" office:value-type="string">
              <text:p text:style-name="P78">default</text:p>
            </table:table-cell>
            <table:table-cell table:style-name="Table5.E1" office:value-type="string">
              <text:p text:style-name="P78">Description</text:p>
            </table:table-cell>
          </table:table-row>
        </table:table-header-rows>
        <table:table-row>
          <table:table-cell table:style-name="Table5.A2" office:value-type="string">
            <text:p text:style-name="P77">enabled</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is component is enabled. <text:span text:style-name="T65">Enabled means it will be processed,</text:span></text:p>
          </table:table-cell>
        </table:table-row>
        <table:table-row>
          <table:table-cell table:style-name="Table5.A2" office:value-type="string">
            <text:p text:style-name="P77">fail_on_error</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F</text:p>
          </table:table-cell>
          <table:table-cell table:style-name="Table5.E2" office:value-type="string">
            <text:p text:style-name="P93"><text:span text:style-name="T64">i</text:span>n the case of some error (such as the underlying service is unavailable<text:span text:style-name="T64">)</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5.A2" office:value-type="string">
            <text:p text:style-name="P77">id</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93">a unique identifier for this that may be referenced. </text:p>
          </table:table-cell>
        </table:table-row>
        <table:table-row>
          <table:table-cell table:style-name="Table5.A2" office:value-type="string">
            <text:p text:style-name="P77">name</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42">A name for this. This is not used by the system <text:soft-page-break/>so it is mostly to help you.</text:p>
          </table:table-cell>
        </table:table-row>
        <table:table-row>
          <table:table-cell table:style-name="Table5.A2" office:value-type="string">
            <text:p text:style-name="P77">notify_on_fail</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ere is an error, notify the system administrators <text:span text:style-name="T64">via email</text:span>. </text:p>
          </table:table-cell>
        </table:table-row>
        <table:table-row>
          <table:table-cell table:style-name="Table5.A2" office:value-type="string">
            <text:p text:style-name="P47">retry_coun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1</text:p>
          </table:table-cell>
          <table:table-cell table:style-name="Table5.E2" office:value-type="string">
            <text:p text:style-name="P48">The number of times the claim source should retry to get the claims before failing.</text:p>
          </table:table-cell>
        </table:table-row>
        <table:table-row>
          <table:table-cell table:style-name="Table5.A2" office:value-type="string">
            <text:p text:style-name="P47">retry_wai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0</text:p>
          </table:table-cell>
          <table:table-cell table:style-name="Table5.E2" office:value-type="string">
            <text:p text:style-name="P48">The number of milliseconds in between retries to wait. </text:p>
          </table:table-cell>
        </table:table-row>
        <table:table-row>
          <table:table-cell table:style-name="Table5.A2" office:value-type="string">
            <text:p text:style-name="P77">type</text:p>
          </table:table-cell>
          <table:table-cell table:style-name="Table5.A2" office:value-type="string">
            <text:p text:style-name="P77">S</text:p>
          </table:table-cell>
          <table:table-cell table:style-name="Table5.A2" office:value-type="string">
            <text:p text:style-name="P77">Y</text:p>
          </table:table-cell>
          <table:table-cell table:style-name="Table5.A2" office:value-type="string">
            <text:p text:style-name="P37">-</text:p>
          </table:table-cell>
          <table:table-cell table:style-name="Table5.E2" office:value-type="string">
            <text:p text:style-name="P94"><text:span text:style-name="T12">This</text:span> is the type of the claim source. Note that this must be specified or the entire claim source is rejected as invalid. Each of the given sources lists its type below. </text:p>
          </table:table-cell>
        </table:table-row>
      </table:table>
      <text:p text:style-name="P41"/>
      <text:p text:style-name="P36"><text:span text:style-name="T13">k</text:span><text:span text:style-name="T12">ey:</text:span></text:p>
      <text:p text:style-name="P36">B = Boolean</text:p>
      <text:p text:style-name="P98"><text:span text:style-name="T97">I = integer<text:line-break/></text:span><text:span text:style-name="T98">N=No<text:line-break/></text:span>S = String<text:line-break/><text:span text:style-name="T98">Y = </text:span><text:span text:style-name="T97">Yes</text:span><text:span text:style-name="T98"> </text:span></text:p>
      <text:p text:style-name="P46">For certain claim sources, the retry count and wait will be honored, but that is up to the implementation. <text:s/>It is used, for instance, in the LDAP claim source for particularly pesky servers.</text:p>
      <text:p text:style-name="P45"><text:s/></text:p>
      <text:p text:style-name="P36"><text:span text:style-name="T64">The function </text:span><text:span text:style-name="T45">create_source</text:span><text:span text:style-name="T64"> will examine the type of the configuration and assert defaults for all of these as indicated. <text:s/></text:span></text:p>
      <text:h text:style-name="P106" text:outline-level="2"><text:bookmark-start text:name="__RefHeading___Toc350668_127364881"/>Java Code<text:bookmark-end text:name="__RefHeading___Toc350668_127364881"/></text:h>
      <text:p text:style-name="P76"><text:span text:style-name="T63">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75">name</text:p>
            </table:table-cell>
            <table:table-cell table:style-name="Table4.A1" office:value-type="string">
              <text:p text:style-name="P75">type</text:p>
            </table:table-cell>
            <table:table-cell table:style-name="Table4.A1" office:value-type="string">
              <text:p text:style-name="P75">req?</text:p>
            </table:table-cell>
            <table:table-cell table:style-name="Table4.A1" office:value-type="string">
              <text:p text:style-name="P75">default</text:p>
            </table:table-cell>
            <table:table-cell table:style-name="Table4.A1" office:value-type="string">
              <text:p text:style-name="P75">description</text:p>
            </table:table-cell>
          </table:table-row>
        </table:table-header-rows>
        <table:table-row table:style-name="Table4.2">
          <table:table-cell table:style-name="Table4.A1" office:value-type="string">
            <text:p text:style-name="P73">java_class</text:p>
          </table:table-cell>
          <table:table-cell table:style-name="Table4.A1" office:value-type="string">
            <text:p text:style-name="P73">S</text:p>
          </table:table-cell>
          <table:table-cell table:style-name="Table4.A1" office:value-type="string">
            <text:p text:style-name="P73">Y</text:p>
          </table:table-cell>
          <table:table-cell table:style-name="Table4.A1" office:value-type="string">
            <text:p text:style-name="P52">--</text:p>
          </table:table-cell>
          <table:table-cell table:style-name="Table4.A1" office:value-type="string">
            <text:p text:style-name="P74">The full path to the java class</text:p>
          </table:table-cell>
        </table:table-row>
      </table:table>
      <text:p text:style-name="P76"/>
      <text:p text:style-name="P92">This is the only required attribute.</text:p>
      <text:h text:style-name="Heading_20_2" text:outline-level="2"><text:bookmark-start text:name="__RefHeading___Toc350670_127364881"/>HTTP Header <text:span text:style-name="T99">filter</text:span><text:bookmark-end text:name="__RefHeading___Toc350670_127364881"/></text:h>
      <text:p text:style-name="P44"/>
      <text:p text:style-name="Standard">Type = '<text:span text:style-name="T102">header</text:span>'</text:p>
      <text:p text:style-name="Standard"/>
      <text:p text:style-name="P10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table-cell table:style-name="Table1.A1" office:value-type="string">
              <text:p text:style-name="P61">name</text:p>
            </table:table-cell>
            <table:table-cell table:style-name="Table1.A1" office:value-type="string">
              <text:p text:style-name="P15">type</text:p>
            </table:table-cell>
            <table:table-cell table:style-name="Table1.A1" office:value-type="string">
              <text:p text:style-name="P15"><text:span text:style-name="T2">r</text:span>eq​?</text:p>
            </table:table-cell>
            <table:table-cell table:style-name="Table1.A1" office:value-type="string">
              <text:p text:style-name="P15">default</text:p>
            </table:table-cell>
            <table:table-cell table:style-name="Table1.E1" office:value-type="string">
              <text:p text:style-name="P15">description</text:p>
            </table:table-cell>
          </table:table-row>
        </table:table-header-rows>
        <table:table-row>
          <table:table-cell table:style-name="Table1.A2" office:value-type="string">
            <text:p text:style-name="P81">prefix</text:p>
          </table:table-cell>
          <table:table-cell table:style-name="Table1.A2" office:value-type="string">
            <text:p text:style-name="P14">S</text:p>
          </table:table-cell>
          <table:table-cell table:style-name="Table1.A2" office:value-type="string">
            <text:p text:style-name="P14">?</text:p>
          </table:table-cell>
          <table:table-cell table:style-name="Table1.A2" office:value-type="string">
            <text:p text:style-name="P53"><text:span text:style-name="T102">oidc_claim</text:span><text:span text:style-name="T64">_</text:span></text:p>
          </table:table-cell>
          <table:table-cell table:style-name="Table1.E2" office:value-type="string">
            <text:p text:style-name="P82">Filter prefix for all claims. Any header that starts with this prefix will be returned <text:span text:style-name="T102">without the prefix</text:span>.</text:p>
          </table:table-cell>
        </table:table-row>
        <table:table-row>
          <table:table-cell table:style-name="Table1.A2" office:value-type="string">
            <text:p text:style-name="P84">regex</text:p>
          </table:table-cell>
          <table:table-cell table:style-name="Table1.A2" office:value-type="string">
            <text:p text:style-name="P84">S</text:p>
          </table:table-cell>
          <table:table-cell table:style-name="Table1.A2" office:value-type="string">
            <text:p text:style-name="P14">?</text:p>
          </table:table-cell>
          <table:table-cell table:style-name="Table1.A2" office:value-type="string">
            <text:p text:style-name="P84">-</text:p>
          </table:table-cell>
          <table:table-cell table:style-name="Table1.E2" office:value-type="string">
            <text:p text:style-name="P85">If included, this matches the names of the header as a regular expression.</text:p>
          </table:table-cell>
        </table:table-row>
      </table:table>
      <text:p text:style-name="P36"/>
      <text:p text:style-name="P49">Note that this can only be called reasonably in the pre or post auth phase, since it reads the headers from the authorization server. This will take the headers and filter them based on the prefix. That means that if a header starts with the prefix, the prefix is removed and the value is asserted. </text:p>
      <text:p text:style-name="P49"><text:s/></text:p>
      <text:h text:style-name="P107" text:outline-level="2">Claims from the HTTP headers <text:span text:style-name="T102">directly</text:span>.</text:h>
      <text:p text:style-name="P99">There is a variable in the QDL runtime workspace named <text:span text:style-name="T44">auth_headers.</text:span> which in the pre_ or post_auth phases will contain the headers from the authorization service request. <text:span text:style-name="T100">Since as per RFC 7230 Section 3.2 HTTP header names are case insensitive, these are normalized to lower case (though their values are not changed, of course). </text:span></text:p>
      <text:p text:style-name="P35">In other phases, this variable exists, but is empty. Note that if you are using a proxy, the headers from the proxy server are <text:span text:style-name="T16">not </text:span><text:span text:style-name="T27">available to you. You need to manage the values on that server with scripting there. </text:span></text:p>
      <text:p text:style-name="P99"><text:span text:style-name="T100">To get the functionality of the previous filter claim source, you might try <text:s/>using the </text:span><text:span text:style-name="T48">pick </text:span><text:span text:style-name="T100">function </text:span></text:p>
      <text:p text:style-name="P33">// filter header w/ regex:</text:p>
      <text:p text:style-name="P33"><text:s text:c="3"/>a. := pick((k,v)-&gt; <text:span text:style-name="T88">'</text:span>^OIDC_CLAIM_.*<text:span text:style-name="T88">'</text:span> =~ k, auth_headers.); </text:p>
      <text:p text:style-name="P33">// <text:span text:style-name="T101">a. now has only claims that start with OIDC_CLAIM_. </text:span></text:p>
      <text:p text:style-name="P34">// To rename the claims, one way is to remove the OIDC_CLAIM_ string</text:p>
      <text:p text:style-name="P34"><text:s text:c="3"/>rename_keys(a., keys(a.)- <text:span text:style-name="T88">'</text:span><text:span text:style-name="T100">OIDC_CLAIM_</text:span><text:span text:style-name="T88">'</text:span>); // This alters a.</text:p>
      <text:p text:style-name="P34"><text:s text:c="3"/>claims. := claims. ~ a.; // add them to your claims.</text:p>
      <text:p text:style-name="Standard"/>
      <text:p text:style-name="P101">Tip on using the header claim source inside a QDL script.</text:p>
      <text:p text:style-name="Text_20_body"><text:span text:style-name="T103">If you want to create a header claim source to be used in QDL, you should load the claims module using </text:span><text:span text:style-name="T11">share </text:span><text:span text:style-name="T103">mode:</text:span></text:p>
      <text:p text:style-name="Preformatted_20_Text"><text:s text:c="11"/>c2 := j_load('oa4mp.util.claims', 'share');</text:p>
      <text:p text:style-name="Preformatted_20_Text"><text:s text:c="9"/>cfg. := c2#new_template('header')</text:p>
      <text:p text:style-name="Preformatted_20_Text"><text:s/>cfg.'prefix' := 'x_';<text:line-break/>auth_headers. := auth_headers. ~ {'x_foo' :'bar', 'x_arf':'woof', 'y_oink':'oink'};</text:p>
      <text:p text:style-name="Preformatted_20_Text"><text:s text:c="9"/>cfg. := c2#create_source(cfg.);<text:line-break/> <text:s text:c="4"/>headers. := c2#get_claims(cfg., claims.'sub');<text:line-break/> <text:s text:c="5"/>claims. := claims. ~ headers.;</text:p>
      <text:p text:style-name="P102"><text:span text:style-name="T104"/></text:p>
      <text:p text:style-name="Standard">In this <text:span text:style-name="T103">(rather artificial) </text:span>example, <text:span text:style-name="T103">values are added (in the client’s stored script) to the header </text:span><text:span text:style-name="T105">which are </text:span><text:span text:style-name="T103">then processe</text:span><text:span text:style-name="T105">d</text:span><text:span text:style-name="T103">. In practice, the values in the </text:span><text:span text:style-name="T50">auth_headers.</text:span><text:span text:style-name="T103"> would have been sent by the client in the request. So you can either process them directly using QDL </text:span><text:span text:style-name="T105">(previous example) </text:span><text:span text:style-name="T103">or if you want to use the claim source for whatever reason, you can load the module in shared mode and use that. </text:span></text:p>
      <text:p text:style-name="P103"><text:soft-page-break/><text:span text:style-name="T106">The net result of this example is that the claims </text:span><text:span text:style-name="T50">{'foo':'bar','arf':'woof'}</text:span> are added to the returned claims.</text:p>
      <text:p text:style-name="P102"><text:span text:style-name="T104"/></text:p>
      <text:p text:style-name="Standard"/>
      <text:p text:style-name="Standard"/>
      <text:p text:style-name="P50"/>
      <text:h text:style-name="Heading_20_2" text:outline-level="2"><text:bookmark-start text:name="__RefHeading___Toc350672_127364881"/>File System <text:bookmark-end text:name="__RefHeading___Toc350672_127364881"/></text:h>
      <text:p text:style-name="P86">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0">name</text:p>
            </table:table-cell>
            <table:table-cell table:style-name="Table2.A1" office:value-type="string">
              <text:p text:style-name="P11">type</text:p>
            </table:table-cell>
            <table:table-cell table:style-name="Table2.A1" office:value-type="string">
              <text:p text:style-name="P11"><text:span text:style-name="T2">r</text:span>eq​?</text:p>
            </table:table-cell>
            <table:table-cell table:style-name="Table2.A1" office:value-type="string">
              <text:p text:style-name="P11">default</text:p>
            </table:table-cell>
            <table:table-cell table:style-name="Table2.E1" office:value-type="string">
              <text:p text:style-name="P11">description</text:p>
            </table:table-cell>
          </table:table-row>
        </table:table-header-rows>
        <table:table-row>
          <table:table-cell table:style-name="Table2.A2" office:value-type="string">
            <text:p text:style-name="P13"><text:bookmark-start text:name="__DdeLink__836617_1202563170"/>file_path<text:bookmark-end text:name="__DdeLink__836617_1202563170"/></text:p>
          </table:table-cell>
          <table:table-cell table:style-name="Table2.A2" office:value-type="string">
            <text:p text:style-name="P13">S</text:p>
          </table:table-cell>
          <table:table-cell table:style-name="Table2.A2" office:value-type="string">
            <text:p text:style-name="P13">Y</text:p>
          </table:table-cell>
          <table:table-cell table:style-name="Table2.A2" office:value-type="string">
            <text:p text:style-name="P51">--</text:p>
          </table:table-cell>
          <table:table-cell table:style-name="Table2.E2" office:value-type="string">
            <text:p text:style-name="P10">This is the local <text:span text:style-name="T3">absolute </text:span>path on the server to a file containing attributes about a user. The file must be accessible to the system at runtime.</text:p>
          </table:table-cell>
        </table:table-row>
        <table:table-row>
          <table:table-cell table:style-name="Table2.A2" office:value-type="string">
            <text:p text:style-name="P79">claims</text:p>
          </table:table-cell>
          <table:table-cell table:style-name="Table2.A2" office:value-type="string">
            <text:p text:style-name="P79">Stem</text:p>
          </table:table-cell>
          <table:table-cell table:style-name="Table2.A2" office:value-type="string">
            <text:p text:style-name="P79">N</text:p>
          </table:table-cell>
          <table:table-cell table:style-name="Table2.A2" office:value-type="string">
            <text:p text:style-name="P51">--</text:p>
          </table:table-cell>
          <table:table-cell table:style-name="Table2.E2" office:value-type="string">
            <text:p text:style-name="P80">A stem of the claims. You may either specify this directly or specify a file_path. </text:p>
          </table:table-cell>
        </table:table-row>
        <table:table-row>
          <table:table-cell table:style-name="Table2.A2" office:value-type="string">
            <text:p text:style-name="P55"><text:bookmark-start text:name="__DdeLink__857199_1332219333"/>claim_key<text:bookmark-end text:name="__DdeLink__857199_1332219333"/></text:p>
          </table:table-cell>
          <table:table-cell table:style-name="Table2.A2" office:value-type="string">
            <text:p text:style-name="P13">S</text:p>
          </table:table-cell>
          <table:table-cell table:style-name="Table2.A2" office:value-type="string">
            <text:p text:style-name="P55">N</text:p>
          </table:table-cell>
          <table:table-cell table:style-name="Table2.A2" office:value-type="string">
            <text:p text:style-name="P55">sub</text:p>
          </table:table-cell>
          <table:table-cell table:style-name="Table2.E2" office:value-type="string">
            <text:p text:style-name="P56">The name of the claim that will be used for fetching information. This defaults to the sub claim – the name the user used when authenticating. </text:p>
          </table:table-cell>
        </table:table-row>
        <table:table-row>
          <table:table-cell table:style-name="Table2.A2" office:value-type="string">
            <text:p text:style-name="P57">use_<text:span text:style-name="T4">d</text:span>efault</text:p>
          </table:table-cell>
          <table:table-cell table:style-name="Table2.A2" office:value-type="string">
            <text:p text:style-name="P57">B</text:p>
          </table:table-cell>
          <table:table-cell table:style-name="Table2.A2" office:value-type="string">
            <text:p text:style-name="P57">N</text:p>
          </table:table-cell>
          <table:table-cell table:style-name="Table2.A2" office:value-type="string">
            <text:p text:style-name="P55">--</text:p>
          </table:table-cell>
          <table:table-cell table:style-name="Table2.E2" office:value-type="string">
            <text:p text:style-name="P58">If a user is not found, return a default set of claims</text:p>
          </table:table-cell>
        </table:table-row>
        <table:table-row>
          <table:table-cell table:style-name="Table2.A2" office:value-type="string">
            <text:p text:style-name="P57">default_<text:span text:style-name="T4">c</text:span>laim</text:p>
          </table:table-cell>
          <table:table-cell table:style-name="Table2.A2" office:value-type="string">
            <text:p text:style-name="P57">S</text:p>
          </table:table-cell>
          <table:table-cell table:style-name="Table2.A2" office:value-type="string">
            <text:p text:style-name="P57">N</text:p>
          </table:table-cell>
          <table:table-cell table:style-name="Table2.A2" office:value-type="string">
            <text:p text:style-name="P57">--</text:p>
          </table:table-cell>
          <table:table-cell table:style-name="Table2.E2" office:value-type="string">
            <text:p text:style-name="P58">The name for the default set of claims</text:p>
          </table:table-cell>
        </table:table-row>
      </table:table>
      <text:p text:style-name="P86"/>
      <text:h text:style-name="P108" text:outline-level="3"><text:bookmark-start text:name="__RefHeading___Toc350674_127364881"/>Claim file format<text:bookmark-end text:name="__RefHeading___Toc350674_127364881"/></text:h>
      <text:p text:style-name="P12">The file is a simple JSON object of the form</text:p>
      <text:p text:style-name="P16">{</text:p>
      <text:p text:style-name="P16"><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16"><text:s text:c="2"/>“username1":{…<text:span text:style-name="T5">}</text:span></text:p>
      <text:p text:style-name="P9">}</text:p>
      <text:p text:style-name="P86"/>
      <text:p text:style-name="P12">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97"><text:span text:style-name="T22">Caveat.</text:span><text:span text:style-name="T38"> </text:span><text:span text:style-name="T40">In QDL. </text:span><text:span text:style-name="T38">If you get the claims </text:span><text:span text:style-name="T39">directly </text:span><text:span text:style-name="T38">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9">Therefore, if you are going to add a file system source to the claim sources, you must either set the claims property with the claims you want (which can therefore live in the VFS) </text:span><text:span text:style-name="T23">or </text:span><text:span text:style-name="T39">set the file path to the absolute path on the systehm.</text:span></text:p>
      <text:h text:style-name="Heading_20_2" text:outline-level="2"><text:bookmark-start text:name="__RefHeading___Toc350676_127364881"/><text:soft-page-break/>NCSA <text:bookmark-end text:name="__RefHeading___Toc350676_127364881"/></text:h>
      <text:p text:style-name="P87"><text:span text:style-name="T7">T</text:span>ype = 'ncsa'</text:p>
      <text:p text:style-name="P91">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91">This is probably the most complex and flexible of them. This is also why the <text:span text:style-name="T44">create_source</text:span> function exists: You can set just a few of the attributes you need, and that will fill in all the other default values for you.</text:p>
      <text:p text:style-name="P89">Type = 'ldap'</text:p>
      <table:table table:name="Table3" table:style-name="Table3">
        <table:table-column table:style-name="Table3.A"/>
        <table:table-column table:style-name="Table3.B"/>
        <table:table-column table:style-name="Table3.C"/>
        <table:table-row>
          <table:table-cell table:style-name="Table3.A1" office:value-type="string">
            <text:p text:style-name="P59">Name</text:p>
          </table:table-cell>
          <table:table-cell table:style-name="Table3.A1" office:value-type="string">
            <text:p text:style-name="P59"><text:span text:style-name="T2">r</text:span>eq?</text:p>
          </table:table-cell>
          <table:table-cell table:style-name="Table3.C1" office:value-type="string">
            <text:p text:style-name="P59">Description</text:p>
          </table:table-cell>
        </table:table-row>
        <table:table-row>
          <table:table-cell table:style-name="Table3.A2" office:value-type="string">
            <text:p text:style-name="P88">auth_type</text:p>
          </table:table-cell>
          <table:table-cell table:style-name="Table3.A2" office:value-type="string">
            <text:p text:style-name="P63">Y</text:p>
          </table:table-cell>
          <table:table-cell table:style-name="Table3.C2" office:value-type="string">
            <text:p text:style-name="P64">The <text:span text:style-name="T8">authorization</text:span> type. Values are <text:span text:style-name="T9">none</text:span><text:span text:style-name="T12">, </text:span><text:span text:style-name="T9">simple</text:span><text:span text:style-name="T15"> </text:span><text:span text:style-name="T24"><text:s/>or </text:span><text:span text:style-name="T25">strong</text:span></text:p>
          </table:table-cell>
        </table:table-row>
        <table:table-row>
          <table:table-cell table:style-name="Table3.A2" office:value-type="string">
            <text:p text:style-name="P88">address</text:p>
          </table:table-cell>
          <table:table-cell table:style-name="Table3.A2" office:value-type="string">
            <text:p text:style-name="P63">Y</text:p>
          </table:table-cell>
          <table:table-cell table:style-name="Table3.C2" office:value-type="string">
            <text:p text:style-name="P64">The address of the server</text:p>
          </table:table-cell>
        </table:table-row>
        <table:table-row>
          <table:table-cell table:style-name="Table3.A2" office:value-type="string">
            <text:p text:style-name="P88">port</text:p>
          </table:table-cell>
          <table:table-cell table:style-name="Table3.A2" office:value-type="string">
            <text:p text:style-name="P63">N</text:p>
          </table:table-cell>
          <table:table-cell table:style-name="Table3.C2" office:value-type="string">
            <text:p text:style-name="P64">The port. Default is 636</text:p>
          </table:table-cell>
        </table:table-row>
        <table:table-row>
          <table:table-cell table:style-name="Table3.A2" office:value-type="string">
            <text:p text:style-name="P88">claim_name</text:p>
          </table:table-cell>
          <table:table-cell table:style-name="Table3.A2" office:value-type="string">
            <text:p text:style-name="P65">N</text:p>
          </table:table-cell>
          <table:table-cell table:style-name="Table3.C2" office:value-type="string">
            <text:p text:style-name="P66">The value of the claim to pass in the search. Default is the <text:span text:style-name="T17">username</text:span><text:span text:style-name="T27"> claim, </text:span><text:span text:style-name="T16">i.e.</text:span><text:span text:style-name="T27">, the name the user used to log in.</text:span> </text:p>
          </table:table-cell>
        </table:table-row>
        <table:table-row>
          <table:table-cell table:style-name="Table3.A2" office:value-type="string">
            <text:p text:style-name="P88">search_base</text:p>
          </table:table-cell>
          <table:table-cell table:style-name="Table3.A2" office:value-type="string">
            <text:p text:style-name="P65">Y</text:p>
          </table:table-cell>
          <table:table-cell table:style-name="Table3.C2" office:value-type="string">
            <text:p text:style-name="P68">The path in LDAP where to start this search. </text:p>
          </table:table-cell>
        </table:table-row>
        <table:table-row>
          <table:table-cell table:style-name="Table3.A2" office:value-type="string">
            <text:p text:style-name="P88"><text:span text:style-name="T41">ldap</text:span>_name</text:p>
          </table:table-cell>
          <table:table-cell table:style-name="Table3.A2" office:value-type="string">
            <text:p text:style-name="P69">N</text:p>
          </table:table-cell>
          <table:table-cell table:style-name="Table3.C2" office:value-type="string">
            <text:p text:style-name="P70">The name of the attribute in LDAP to search on. <text:span text:style-name="T42">This defaults to </text:span><text:span text:style-name="T18">uid</text:span><text:span text:style-name="T28">.</text:span></text:p>
          </table:table-cell>
        </table:table-row>
        <table:table-row>
          <table:table-cell table:style-name="Table3.A2" office:value-type="string">
            <text:p text:style-name="P88">password</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7">filter</text:p>
          </table:table-cell>
          <table:table-cell table:style-name="Table3.A2" office:value-type="string">
            <text:p text:style-name="P6">N</text:p>
          </table:table-cell>
          <table:table-cell table:style-name="Table3.C2" office:value-type="string">
            <text:p text:style-name="P4">The search filter.</text:p>
          </table:table-cell>
        </table:table-row>
        <table:table-row>
          <table:table-cell table:style-name="Table3.A2" office:value-type="string">
            <text:p text:style-name="P88">username</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88">search_attributes</text:p>
          </table:table-cell>
          <table:table-cell table:style-name="Table3.A2" office:value-type="string">
            <text:p text:style-name="P65">N</text:p>
          </table:table-cell>
          <table:table-cell table:style-name="Table3.C2" office:value-type="string">
            <text:p text:style-name="P64">The names in LDAP of the attributes to return. <text:span text:style-name="T8">Omitting returns </text:span><text:span text:style-name="T19">all</text:span><text:span text:style-name="T29"> LDAP attributes!</text:span></text:p>
          </table:table-cell>
        </table:table-row>
        <table:table-row>
          <table:table-cell table:style-name="Table3.A2" office:value-type="string">
            <text:p text:style-name="P54"><text:span text:style-name="T80">group</text:span><text:span text:style-name="T79">s</text:span></text:p>
          </table:table-cell>
          <table:table-cell table:style-name="Table3.A2" office:value-type="string">
            <text:p text:style-name="P65">N</text:p>
          </table:table-cell>
          <table:table-cell table:style-name="Table3.C2" office:value-type="string">
            <text:p text:style-name="P64">The names of attributes in LDAP that represent groups</text:p>
          </table:table-cell>
        </table:table-row>
        <table:table-row>
          <table:table-cell table:style-name="Table3.A2" office:value-type="string">
            <text:p text:style-name="P88">rename</text:p>
          </table:table-cell>
          <table:table-cell table:style-name="Table3.A2" office:value-type="string">
            <text:p text:style-name="P65">N</text:p>
          </table:table-cell>
          <table:table-cell table:style-name="Table3.C2" office:value-type="string">
            <text:p text:style-name="P64"><text:bookmark-start text:name="__DdeLink__26485_2753045249"/>Rename the LDAP attributes as claims. <text:span text:style-name="T78">Form is <text:line-break/>rename.</text:span><text:span text:style-name="T10">old_name</text:span><text:span text:style-name="T14"> := </text:span><text:span text:style-name="T10">new_name </text:span><text:bookmark-end text:name="__DdeLink__26485_2753045249"/><text:span text:style-name="T14"><text:line-break/>for each claim you want to rename.</text:span></text:p>
          </table:table-cell>
        </table:table-row>
        <table:table-row>
          <table:table-cell table:style-name="Table3.A2" office:value-type="string">
            <text:p text:style-name="P88">list<text:span text:style-name="T82">s</text:span></text:p>
          </table:table-cell>
          <table:table-cell table:style-name="Table3.A2" office:value-type="string">
            <text:p text:style-name="P65">N</text:p>
          </table:table-cell>
          <table:table-cell table:style-name="Table3.C2" office:value-type="string">
            <text:p text:style-name="P64">The names of attributes in LDAP that should be treated as lists (so multi-valued)</text:p>
          </table:table-cell>
        </table:table-row>
        <table:table-row>
          <table:table-cell table:style-name="Table3.A2" office:value-type="string">
            <text:p text:style-name="P88">context</text:p>
          </table:table-cell>
          <table:table-cell table:style-name="Table3.A2" office:value-type="string">
            <text:p text:style-name="P67">N</text:p>
          </table:table-cell>
          <table:table-cell table:style-name="Table3.C2" office:value-type="string">
            <text:p text:style-name="P71">the name of the LDAP context or object to search. Very necessary when you need it, <text:span text:style-name="T43">but can be ignored most of the time.</text:span></text:p>
          </table:table-cell>
        </table:table-row>
      </table:table>
      <text:p text:style-name="P90"/>
      <text:p text:style-name="P72"><text:soft-page-break/><text:span text:style-name="T7">address</text:span><text:span text:style-name="T62"> is a </text:span><text:span text:style-name="T7">comma separated</text:span><text:span text:style-name="T62"> list of addresses. These will be tried consecutively until one of them works or all of them fail. This allows for fail over servers to be specified and treated as a unit.</text:span></text:p>
      <text:p text:style-name="P43">Caveat:<text:span text:style-name="T27"> If you want to rename attributes, you must explicitly list all attributes in </text:span><text:span text:style-name="T51">search_attributes.</text:span><text:span text:style-name="T27"> You cannot (at this point) </text:span><text:span text:style-name="T32">omit the attributes (to </text:span><text:span text:style-name="T27">just get everything for an entry</text:span><text:span text:style-name="T32">)</text:span><text:span text:style-name="T27"> and rename some of them. </text:span></text:p>
      <text:p text:style-name="P3">Filters</text:p>
      <text:p text:style-name="P5">There is a <text:a xlink:type="simple" xlink:href="http://www.ldapexplorer.com/en/manual/109010000-ldap-filter-syntax.htm" text:style-name="Internet_20_link" text:visited-style-name="Visited_20_Internet_20_Link">complete syntax</text:a> for filters <text:span text:style-name="T91">which use NPN (Normal Polish Notation)</text:span>. There are two main ways to create them.</text:p>
      <text:list text:style-name="L3">
        <text:list-item>
          <text:p text:style-name="P115"><text:span text:style-name="T83">Have a very basic match constructed. If you set </text:span><text:span text:style-name="T44">claim_name</text:span> <text:span text:style-name="T83">and </text:span><text:span text:style-name="T44">ldap_name</text:span> <text:span text:style-name="T83">then a basic search filter </text:span><text:span text:style-name="T91">consisting of a single criteri</text:span><text:span text:style-name="T92">on</text:span><text:span text:style-name="T91"> is created and used</text:span><text:span text:style-name="T83"><text:line-break/> <text:line-break/></text:span><text:span text:style-name="T58">(ldap_name=</text:span><text:span text:style-name="T59">claims.</text:span><text:span text:style-name="T58">claim_name)<text:line-break/><text:line-break/></text:span>i.e. the<text:span text:style-name="T60"> claim_name </text:span>is taken from the<text:span text:style-name="T60"> claims.<text:line-break/></text:span><text:span text:style-name="T58"><text:line-break/></text:span>E.g.<text:line-break/><text:span text:style-name="T60"><text:line-break/>ldap.</text:span><text:span text:style-name="Emphasis"><text:span text:style-name="T52">'</text:span></text:span><text:span text:style-name="T60">claim_name</text:span><text:span text:style-name="Emphasis"><text:span text:style-name="T52">' </text:span></text:span><text:span text:style-name="Emphasis"><text:span text:style-name="T53">:</text:span></text:span><text:span text:style-name="Emphasis"><text:span text:style-name="T54">= </text:span></text:span><text:span text:style-name="Emphasis"><text:span text:style-name="T53">'</text:span></text:span><text:span text:style-name="Emphasis"><text:span text:style-name="T54">eppn</text:span></text:span><text:span text:style-name="Emphasis"><text:span text:style-name="T53">'<text:line-break/> </text:span></text:span><text:span text:style-name="Emphasis"><text:span text:style-name="T54">ldap.</text:span></text:span><text:span text:style-name="Emphasis"><text:span text:style-name="T53">'</text:span></text:span><text:span text:style-name="Emphasis"><text:span text:style-name="T54">ldap_name</text:span></text:span><text:span text:style-name="Emphasis"><text:span text:style-name="T53">' :</text:span></text:span><text:span text:style-name="Emphasis"><text:span text:style-name="T54">= </text:span></text:span><text:span text:style-name="Emphasis"><text:span text:style-name="T53">'</text:span></text:span><text:span text:style-name="Emphasis"><text:span text:style-name="T54">voPersonExternalID</text:span></text:span><text:span text:style-name="Emphasis"><text:span text:style-name="T53">';<text:line-break/><text:line-break/></text:span></text:span><text:span text:style-name="Emphasis"><text:span text:style-name="T27">constructs the query<text:line-break/></text:span></text:span><text:span text:style-name="Emphasis"><text:span text:style-name="T54"><text:line-break/>(voPersonExternalID=bob@bsu.edu)<text:line-break/><text:line-break/></text:span></text:span><text:span text:style-name="Emphasis"><text:span text:style-name="T27">Assuming that <text:s/></text:span></text:span><text:span text:style-name="Emphasis"><text:span text:style-name="T56">claims.</text:span></text:span><text:span text:style-name="Emphasis"><text:span text:style-name="T52">'</text:span></text:span><text:span text:style-name="Emphasis"><text:span text:style-name="T55">eppn</text:span></text:span><text:span text:style-name="Emphasis"><text:span text:style-name="T53">' </text:span></text:span><text:span text:style-name="Emphasis"><text:span text:style-name="T54">==</text:span></text:span><text:span text:style-name="Emphasis"><text:span text:style-name="T27"> </text:span></text:span><text:span text:style-name="Emphasis"><text:span text:style-name="T55">'bob@bsu.edu'</text:span></text:span><text:span text:style-name="Emphasis"><text:span text:style-name="T27">;</text:span></text:span></text:p>
        </text:list-item>
        <text:list-item>
          <text:p text:style-name="P116"><text:span text:style-name="T83">Setting the </text:span><text:span text:style-name="T47">filter</text:span><text:span text:style-name="T83"> attribute uses that </text:span><text:span text:style-name="T21">exactly</text:span><text:span text:style-name="T35"> and will ignore creating them as in step 1, even if those attributes are set. </text:span></text:p>
        </text:list-item>
      </text:list>
      <text:p text:style-name="P8">Example <text:span text:style-name="T94">1</text:span></text:p>
      <text:p text:style-name="P28"><text:span text:style-name="T91">This defines a function that makes a set of </text:span><text:span text:style-name="T92">simple criteria </text:span><text:span text:style-name="T91">that can be stuck together with logical connectors (&amp; </text:span><text:span text:style-name="T92">or</text:span><text:span text:style-name="T91"> | ) to make more or less any filter you want. Then it is used in an example to construct the specific filter</text:span></text:p>
      <text:p text:style-name="P29"><text:span text:style-name="T88"><text:s text:c="3"/>// </text:span><text:span text:style-name="T93">concatenate the arguments, which can be stems:</text:span></text:p>
      <text:p text:style-name="P29"><text:s text:c="3"/><text:span text:style-name="T72">criteria</text:span><text:span text:style-name="T88">(</text:span><text:span text:style-name="T93">key</text:span><text:span text:style-name="T88">, op, </text:span><text:span text:style-name="T73">value</text:span><text:span text:style-name="T88">) -&gt; reduce(@+, '(' + </text:span><text:span text:style-name="T93">key</text:span><text:span text:style-name="T88"> + op + </text:span><text:span text:style-name="T93">value</text:span><text:span text:style-name="T88"> + ')'); </text:span></text:p>
      <text:p text:style-name="Preformatted_20_Text"><text:s text:c="5"/><text:span text:style-name="T88">op. := {*:'='}; // sets default </text:span><text:span text:style-name="T93">value</text:span></text:p>
      <text:p text:style-name="Preformatted_20_Text"><text:s text:c="4"/><text:span text:style-name="T88">op.2 := '&lt;='; // </text:span><text:span text:style-name="T93">element 2 is inequality, not equality</text:span></text:p>
      <text:p text:style-name="P25"><text:span text:style-name="T89"><text:s text:c="4"/></text:span>keys. :=<text:span text:style-name="T90"> </text:span><text:span text:style-name="Emphasis"><text:span text:style-name="T85">['uid', 'voPersonExternalID', 'storageQuota'];</text:span></text:span></text:p>
      <text:p text:style-name="P25"><text:span text:style-name="Emphasis"><text:span text:style-name="T85"><text:s/>values. := ['user_547', 'bob@bgsu.edu', 100000];</text:span></text:span></text:p>
      <text:p text:style-name="P27"><text:span text:style-name="Emphasis"><text:span text:style-name="T84"><text:s text:c="7"/></text:span></text:span><text:span text:style-name="Emphasis"><text:span text:style-name="T85">s := </text:span></text:span><text:span text:style-name="Emphasis"><text:span text:style-name="T76">criteria</text:span></text:span><text:span text:style-name="Emphasis"><text:span text:style-name="T84">(</text:span></text:span><text:span text:style-name="Emphasis"><text:span text:style-name="T85">keys.</text:span></text:span><text:span text:style-name="Emphasis"><text:span text:style-name="T84">, op., </text:span></text:span><text:span text:style-name="Emphasis"><text:span text:style-name="T85">values.</text:span></text:span><text:span text:style-name="Emphasis"><text:span text:style-name="T84">);</text:span></text:span></text:p>
      <text:p text:style-name="P27"><text:span text:style-name="Emphasis"><text:span text:style-name="T84"><text:s text:c="3"/></text:span></text:span><text:span text:style-name="Emphasis"><text:span text:style-name="T86">s; // display the result</text:span></text:span></text:p>
      <text:p text:style-name="Preformatted_20_Text"><text:span text:style-name="Emphasis"><text:span text:style-name="T84">(uid=user_547)(voPersonExternalID=bob@bgsu.edu)(storageQuota&lt;=100000)</text:span></text:span></text:p>
      <text:p text:style-name="Standard"><text:span text:style-name="Emphasis"/></text:p>
      <text:p text:style-name="Standard"><text:span text:style-name="Emphasis"><text:span text:style-name="T27">So </text:span></text:span><text:span text:style-name="Emphasis"><text:span text:style-name="T33">t</text:span></text:span><text:span text:style-name="Emphasis"><text:span text:style-name="T27">his </text:span></text:span><text:span text:style-name="Emphasis"><text:span text:style-name="T33">would be fine</text:span></text:span></text:p>
      <text:p text:style-name="Standard"><text:span text:style-name="Emphasis"><text:span text:style-name="T33"/></text:span></text:p>
      <text:p text:style-name="P25"><text:soft-page-break/><text:span text:style-name="Emphasis"><text:span text:style-name="T33"><text:s text:c="6"/>ldap_c</text:span></text:span><text:span text:style-name="Emphasis"><text:span text:style-name="T75">fg</text:span></text:span><text:span text:style-name="Emphasis"><text:span text:style-name="T33">. := new_template('ldap');</text:span></text:span></text:p>
      <text:p text:style-name="P25"><text:span text:style-name="Emphasis"><text:span text:style-name="T33">ldap_cfg.</text:span></text:span><text:span text:style-name="Emphasis"><text:span text:style-name="T34">filter</text:span></text:span><text:span text:style-name="Emphasis"><text:span text:style-name="T33"> := <text:s/>'(|' + <text:s/>s + ')';</text:span></text:span></text:p>
      <text:p text:style-name="P26"><text:span text:style-name="Emphasis"><text:span text:style-name="T33"/></text:span></text:p>
      <text:p text:style-name="Heading"><text:span text:style-name="Emphasis"><text:span text:style-name="T27">Example 2</text:span></text:span></text:p>
      <text:p text:style-name="P31"><text:span text:style-name="Emphasis"><text:span text:style-name="T36">Create the following</text:span></text:span></text:p>
      <text:p text:style-name="Preformatted_20_Text"><text:span text:style-name="Emphasis"><text:span text:style-name="T27">(|(uid=http://cilogon.org/serverT/users/2604273)(voPersonExternalID=http://cilogon.org/serverT/users/2604273)) </text:span></text:span></text:p>
      <text:p text:style-name="Standard"><text:span text:style-name="Emphasis"/></text:p>
      <text:p text:style-name="Heading"><text:span text:style-name="Emphasis"><text:span text:style-name="T27">Solution</text:span></text:span></text:p>
      <text:p text:style-name="P31"><text:span text:style-name="Emphasis"><text:span text:style-name="T36">Define a function to slap together </text:span></text:span><text:span text:style-name="Emphasis"><text:span text:style-name="T37">(um, concatenate with </text:span></text:span><text:span text:style-name="Emphasis"><text:span text:style-name="T26">+</text:span></text:span><text:span text:style-name="Emphasis"><text:span text:style-name="T37">) </text:span></text:span><text:span text:style-name="Emphasis"><text:span text:style-name="T36">attributes and values then put </text:span></text:span><text:span text:style-name="Emphasis"><text:span text:style-name="T57">(| )</text:span></text:span><text:span text:style-name="Emphasis"><text:span text:style-name="T36"> around them:</text:span></text:span></text:p>
      <text:p text:style-name="Preformatted_20_Text"><text:span text:style-name="Teletype"><text:span text:style-name="T27">filter_or(attr, value)-&gt;'(|' + reduce(@+, '(' + attr + '=' + value + ')') + ')';</text:span></text:span></text:p>
      <text:p text:style-name="Standard"><text:span text:style-name="Teletype"/></text:p>
      <text:p text:style-name="Standard"><text:span text:style-name="Teletype"><text:span text:style-name="T95">In </text:span></text:span><text:span text:style-name="Teletype"><text:span text:style-name="T96">c</text:span></text:span><text:span text:style-name="Teletype"><text:span text:style-name="T95">onte</text:span></text:span><text:span text:style-name="Teletype"><text:span text:style-name="T96">xt you would use this (assuming that </text:span></text:span><text:span text:style-name="Teletype"><text:span text:style-name="T61">claim.sub</text:span></text:span><text:span text:style-name="Teletype"><text:span text:style-name="T96"> contained the identifier) as</text:span></text:span></text:p>
      <text:p text:style-name="Standard"><text:span text:style-name="Teletype"><text:span text:style-name="T96"/></text:span></text:p>
      <text:p text:style-name="P32"><text:span text:style-name="Teletype"><text:span text:style-name="T87">filter_or(attr, value)-&gt;'(|' + reduce(@+, '(' + attr + '=' + value + ')') + ')';</text:span></text:span></text:p>
      <text:p text:style-name="P30"><text:span text:style-name="Teletype"><text:span text:style-name="T61"><text:s text:c="9"/>cfg. := new_template('</text:span></text:span><text:span text:style-name="Teletype"><text:span text:style-name="T74">ldap</text:span></text:span><text:span text:style-name="Teletype"><text:span text:style-name="T61">');<text:line-break/> <text:s text:c="4"/>cfg.port := 636;</text:span></text:span></text:p>
      <text:p text:style-name="P30"><text:span text:style-name="Teletype"><text:span text:style-name="T61"><text:s text:c="3"/>cfg.filter := </text:span></text:span><text:span text:style-name="Emphasis"><text:span text:style-name="T57">filter_or([</text:span></text:span><text:span text:style-name="Teletype"><text:span text:style-name="T87">'</text:span></text:span><text:span text:style-name="Emphasis"><text:span text:style-name="T57">uid</text:span></text:span><text:span text:style-name="Teletype"><text:span text:style-name="T87">','</text:span></text:span><text:span text:style-name="Emphasis"><text:span text:style-name="T57">voPersonExternalID</text:span></text:span><text:span text:style-name="Teletype"><text:span text:style-name="T87">'], claims.'sub');</text:span></text:span></text:p>
      <text:p text:style-name="P30"><text:span text:style-name="Teletype"><text:span text:style-name="T87"><text:s text:c="3"/>// etc., etc., etc.</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style:contextual-spacing="false" style:page-number="auto" fo:background-color="#3232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08:31:43.422564749</meta:creation-date>
    <dc:date>2025-07-31T08:15:08.752814921</dc:date>
    <meta:editing-duration>P58DT18H56M30S</meta:editing-duration>
    <meta:editing-cycles>44</meta:editing-cycles>
    <meta:generator>LibreOffice/24.2.7.2$Linux_X86_64 LibreOffice_project/420$Build-2</meta:generator>
    <meta:document-statistic meta:table-count="5" meta:image-count="0" meta:object-count="0" meta:page-count="10" meta:paragraph-count="327" meta:word-count="2431" meta:character-count="15219" meta:non-whitespace-character-count="12691"/>
  </office:meta>
</office:document-meta>
</file>